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76cm"/>
    </style:style>
    <style:style style:name="co2" style:family="table-column">
      <style:table-column-properties fo:break-before="auto" style:column-width="0.963cm"/>
    </style:style>
    <style:style style:name="co3" style:family="table-column">
      <style:table-column-properties fo:break-before="auto" style:column-width="2.044cm"/>
    </style:style>
    <style:style style:name="co4" style:family="table-column">
      <style:table-column-properties fo:break-before="auto" style:column-width="1.917cm"/>
    </style:style>
    <style:style style:name="co5" style:family="table-column">
      <style:table-column-properties fo:break-before="auto" style:column-width="1.72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3" style:family="table-cell" style:parent-style-name="Default" style:data-style-name="N119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1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27">
      <style:table-cell-properties style:text-align-source="fix" style:repeat-content="false" style:vertical-align="middle"/>
      <style:paragraph-properties fo:text-align="center" fo:margin-left="0cm"/>
    </style:style>
    <style:style style:name="T1" style:family="text">
      <style:text-properties style:text-position="33% 58%"/>
    </style:style>
    <style:style style:name="T2" style:family="text">
      <style:text-properties style:text-position="-8% 58%"/>
    </style:style>
  </office:automatic-styles>
  <office:body>
    <office:spreadsheet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3"/>
        <table:table-column table:style-name="co5" table:default-cell-style-name="ce6"/>
        <table:table-column table:style-name="co6" table:default-cell-style-name="ce3"/>
        <table:table-column table:style-name="co4" table:default-cell-style-name="ce3"/>
        <table:table-column table:style-name="co4" table:default-cell-style-name="ce6"/>
        <table:table-row table:style-name="ro1">
          <table:table-cell table:number-columns-repeated="2"/>
          <table:table-cell table:style-name="ce1"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T</text:p>
          </table:table-cell>
          <table:table-cell table:style-name="ce1" office:value-type="string" calcext:value-type="string">
            <text:p>&lt;E&gt;</text:p>
          </table:table-cell>
          <table:table-cell table:style-name="ce2" office:value-type="string" calcext:value-type="string">
            <text:p>σ<text:span text:style-name="T2">E</text:span></text:p>
          </table:table-cell>
          <table:table-cell table:style-name="ce5" office:value-type="string" calcext:value-type="string">
            <text:p>tau</text:p>
          </table:table-cell>
          <table:table-cell table:style-name="ce1" office:value-type="string" calcext:value-type="string">
            <text:p>&lt;M&gt;</text:p>
          </table:table-cell>
          <table:table-cell table:style-name="ce2" office:value-type="string" calcext:value-type="string">
            <text:p>σ<text:span text:style-name="T2">M</text:span></text:p>
          </table:table-cell>
          <table:table-cell table:style-name="ce5" office:value-type="string" calcext:value-type="string">
            <text:p>tau</text:p>
          </table:table-cell>
        </table:table-row>
        <table:table-row table:style-name="ro1">
          <table:table-cell office:value-type="float" office:value="100" calcext:value-type="float" table:number-columns-spanned="1" table:number-rows-spanned="10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-1.74555371346248" calcext:value-type="float">
            <text:p>-1.7455537</text:p>
          </table:table-cell>
          <table:table-cell office:value-type="float" office:value="0.00000311126529112381" calcext:value-type="float">
            <text:p>0.0000031</text:p>
          </table:table-cell>
          <table:table-cell office:value-type="float" office:value="8.63863603202698" calcext:value-type="float">
            <text:p>8.63864</text:p>
          </table:table-cell>
          <table:table-cell office:value-type="float" office:value="0.911336220763543" calcext:value-type="float">
            <text:p>0.9113362</text:p>
          </table:table-cell>
          <table:table-cell office:value-type="float" office:value="0.0000045487106388661" calcext:value-type="float">
            <text:p>0.0000045</text:p>
          </table:table-cell>
          <table:table-cell office:value-type="float" office:value="10.2877641911456" calcext:value-type="float">
            <text:p>10.28776</text:p>
          </table:table-cell>
        </table:table-row>
        <table:table-row table:style-name="ro1">
          <table:covered-table-cell/>
          <table:table-cell office:value-type="float" office:value="2.1" calcext:value-type="float">
            <text:p>2.1</text:p>
          </table:table-cell>
          <table:table-cell office:value-type="float" office:value="-1.6619339046134" calcext:value-type="float">
            <text:p>-1.6619339</text:p>
          </table:table-cell>
          <table:table-cell office:value-type="float" office:value="0.000177823499845403" calcext:value-type="float">
            <text:p>0.0001778</text:p>
          </table:table-cell>
          <table:table-cell office:value-type="float" office:value="22.2085490065811" calcext:value-type="float">
            <text:p>22.20855</text:p>
          </table:table-cell>
          <table:table-cell office:value-type="float" office:value="0.868219227908951" calcext:value-type="float">
            <text:p>0.8682192</text:p>
          </table:table-cell>
          <table:table-cell office:value-type="float" office:value="0.000292209485654594" calcext:value-type="float">
            <text:p>0.0002922</text:p>
          </table:table-cell>
          <table:table-cell office:value-type="float" office:value="45.5471254194708" calcext:value-type="float">
            <text:p>45.54713</text:p>
          </table:table-cell>
        </table:table-row>
        <table:table-row table:style-name="ro1">
          <table:covered-table-cell/>
          <table:table-cell office:value-type="float" office:value="2.27" calcext:value-type="float">
            <text:p>2.27</text:p>
          </table:table-cell>
          <table:table-cell office:value-type="float" office:value="-1.41811193574358" calcext:value-type="float">
            <text:p>-1.4181119</text:p>
          </table:table-cell>
          <table:table-cell office:value-type="float" office:value="0.00106943919014176" calcext:value-type="float">
            <text:p>0.0010694</text:p>
          </table:table-cell>
          <table:table-cell office:value-type="float" office:value="88.0936378472801" calcext:value-type="float">
            <text:p>88.09364</text:p>
          </table:table-cell>
          <table:table-cell office:value-type="float" office:value="0.564902845211526" calcext:value-type="float">
            <text:p>0.5649028</text:p>
          </table:table-cell>
          <table:table-cell office:value-type="float" office:value="0.00678222005190854" calcext:value-type="float">
            <text:p>0.0067822</text:p>
          </table:table-cell>
          <table:table-cell office:value-type="float" office:value="108.974332719591" calcext:value-type="float">
            <text:p>108.97433</text:p>
          </table:table-cell>
        </table:table-row>
        <table:table-row table:style-name="ro1">
          <table:covered-table-cell/>
          <table:table-cell office:value-type="float" office:value="2.4" calcext:value-type="float">
            <text:p>2.4</text:p>
          </table:table-cell>
          <table:table-cell office:value-type="float" office:value="-1.20437244207061" calcext:value-type="float">
            <text:p>-1.2043724</text:p>
          </table:table-cell>
          <table:table-cell office:value-type="float" office:value="0.000279499912728921" calcext:value-type="float">
            <text:p>0.0002795</text:p>
          </table:table-cell>
          <table:table-cell office:value-type="float" office:value="22.7267481044694" calcext:value-type="float">
            <text:p>22.72675</text:p>
          </table:table-cell>
          <table:table-cell office:value-type="float" office:value="0.103489895061852" calcext:value-type="float">
            <text:p>0.1034899</text:p>
          </table:table-cell>
          <table:table-cell office:value-type="float" office:value="0.00210838674036504" calcext:value-type="float">
            <text:p>0.0021084</text:p>
          </table:table-cell>
          <table:table-cell office:value-type="float" office:value="45.3468817415861" calcext:value-type="float">
            <text:p>45.34688</text:p>
          </table:table-cell>
        </table:table-row>
        <table:table-row table:style-name="ro1">
          <table:covered-table-cell/>
          <table:table-cell office:value-type="float" office:value="2.5" calcext:value-type="float">
            <text:p>2.5</text:p>
          </table:table-cell>
          <table:table-cell office:value-type="float" office:value="-1.10640365822119" calcext:value-type="float">
            <text:p>-1.1064037</text:p>
          </table:table-cell>
          <table:table-cell office:value-type="float" office:value="0.000171189021950449" calcext:value-type="float">
            <text:p>0.0001712</text:p>
          </table:table-cell>
          <table:table-cell office:value-type="float" office:value="11.7222807751909" calcext:value-type="float">
            <text:p>11.72228</text:p>
          </table:table-cell>
          <table:table-cell office:value-type="float" office:value="0.0636026431345085" calcext:value-type="float">
            <text:p>0.0636026</text:p>
          </table:table-cell>
          <table:table-cell office:value-type="float" office:value="0.00080690257666338" calcext:value-type="float">
            <text:p>0.0008069</text:p>
          </table:table-cell>
          <table:table-cell office:value-type="float" office:value="20.3798111152295" calcext:value-type="float">
            <text:p>20.37981</text:p>
          </table:table-cell>
        </table:table-row>
        <table:table-row table:style-name="ro1">
          <table:covered-table-cell/>
          <table:table-cell office:value-type="float" office:value="2.6" calcext:value-type="float">
            <text:p>2.6</text:p>
          </table:table-cell>
          <table:table-cell office:value-type="float" office:value="-1.02831582884518" calcext:value-type="float">
            <text:p>-1.0283158</text:p>
          </table:table-cell>
          <table:table-cell office:value-type="float" office:value="0.00012906236976319" calcext:value-type="float">
            <text:p>0.0001291</text:p>
          </table:table-cell>
          <table:table-cell office:value-type="float" office:value="9.9883590962142" calcext:value-type="float">
            <text:p>9.98836</text:p>
          </table:table-cell>
          <table:table-cell office:value-type="float" office:value="0.0480242393514687" calcext:value-type="float">
            <text:p>0.0480242</text:p>
          </table:table-cell>
          <table:table-cell office:value-type="float" office:value="0.000436627640700043" calcext:value-type="float">
            <text:p>0.0004366</text:p>
          </table:table-cell>
          <table:table-cell office:value-type="float" office:value="11.943358823017" calcext:value-type="float">
            <text:p>11.94336</text:p>
          </table:table-cell>
        </table:table-row>
        <table:table-row table:style-name="ro1">
          <table:covered-table-cell/>
          <table:table-cell office:value-type="float" office:value="2.7" calcext:value-type="float">
            <text:p>2.7</text:p>
          </table:table-cell>
          <table:table-cell office:value-type="float" office:value="-0.963512786093052" calcext:value-type="float">
            <text:p>-0.9635128</text:p>
          </table:table-cell>
          <table:table-cell office:value-type="float" office:value="0.00000848206239706195" calcext:value-type="float">
            <text:p>0.0000085</text:p>
          </table:table-cell>
          <table:table-cell office:value-type="float" office:value="5.3291884106919" calcext:value-type="float">
            <text:p>5.32919</text:p>
          </table:table-cell>
          <table:table-cell office:value-type="float" office:value="0.0396256172472078" calcext:value-type="float">
            <text:p>0.0396256</text:p>
          </table:table-cell>
          <table:table-cell office:value-type="float" office:value="0.00028392627254197" calcext:value-type="float">
            <text:p>0.0002839</text:p>
          </table:table-cell>
          <table:table-cell office:value-type="float" office:value="8.60790951303756" calcext:value-type="float">
            <text:p>8.60791</text:p>
          </table:table-cell>
        </table:table-row>
        <table:table-row table:style-name="ro1">
          <table:covered-table-cell/>
          <table:table-cell office:value-type="float" office:value="2.8" calcext:value-type="float">
            <text:p>2.8</text:p>
          </table:table-cell>
          <table:table-cell office:value-type="float" office:value="-0.908223401023812" calcext:value-type="float">
            <text:p>-0.9082234</text:p>
          </table:table-cell>
          <table:table-cell office:value-type="float" office:value="0.00000548120986820276" calcext:value-type="float">
            <text:p>0.0000055</text:p>
          </table:table-cell>
          <table:table-cell office:value-type="float" office:value="3.75970765214531" calcext:value-type="float">
            <text:p>3.75971</text:p>
          </table:table-cell>
          <table:table-cell office:value-type="float" office:value="0.0335092389121321" calcext:value-type="float">
            <text:p>0.0335092</text:p>
          </table:table-cell>
          <table:table-cell office:value-type="float" office:value="0.000194424267219909" calcext:value-type="float">
            <text:p>0.0001944</text:p>
          </table:table-cell>
          <table:table-cell office:value-type="float" office:value="5.96093379188777" calcext:value-type="float">
            <text:p>5.96093</text:p>
          </table:table-cell>
        </table:table-row>
        <table:table-row table:style-name="ro1">
          <table:covered-table-cell/>
          <table:table-cell office:value-type="float" office:value="2.9" calcext:value-type="float">
            <text:p>2.9</text:p>
          </table:table-cell>
          <table:table-cell office:value-type="float" office:value="-0.859879210716394" calcext:value-type="float">
            <text:p>-0.8598792</text:p>
          </table:table-cell>
          <table:table-cell office:value-type="float" office:value="0.0000093548358009699" calcext:value-type="float">
            <text:p>0.0000094</text:p>
          </table:table-cell>
          <table:table-cell office:value-type="float" office:value="5.95977765022717" calcext:value-type="float">
            <text:p>5.95978</text:p>
          </table:table-cell>
          <table:table-cell office:value-type="float" office:value="0.0299346469227648" calcext:value-type="float">
            <text:p>0.0299346</text:p>
          </table:table-cell>
          <table:table-cell office:value-type="float" office:value="0.000150864733789231" calcext:value-type="float">
            <text:p>0.0001509</text:p>
          </table:table-cell>
          <table:table-cell office:value-type="float" office:value="4.74600732936603" calcext:value-type="float">
            <text:p>4.74601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-0.817317170771881" calcext:value-type="float">
            <text:p>-0.8173172</text:p>
          </table:table-cell>
          <table:table-cell office:value-type="float" office:value="0.00000940725578859969" calcext:value-type="float">
            <text:p>0.0000094</text:p>
          </table:table-cell>
          <table:table-cell office:value-type="float" office:value="2.87125466900765" calcext:value-type="float">
            <text:p>2.87125</text:p>
          </table:table-cell>
          <table:table-cell office:value-type="float" office:value="0.0269959914831332" calcext:value-type="float">
            <text:p>0.0269960</text:p>
          </table:table-cell>
          <table:table-cell office:value-type="float" office:value="0.000121410275122594" calcext:value-type="float">
            <text:p>0.0001214</text:p>
          </table:table-cell>
          <table:table-cell office:value-type="float" office:value="4.24624764551078" calcext:value-type="float">
            <text:p>4.24625</text:p>
          </table:table-cell>
        </table:table-row>
        <table:table-row table:style-name="ro1">
          <table:table-cell office:value-type="string" calcext:value-type="string">
            <text:p>20 (10<text:span text:style-name="T1">8</text:span> MCS)</text:p>
          </table:table-cell>
          <table:table-cell office:value-type="float" office:value="2" calcext:value-type="float">
            <text:p>2</text:p>
          </table:table-cell>
          <table:table-cell office:value-type="float" office:value="-1.74562517649971" calcext:value-type="float">
            <text:p>-1.7456252</text:p>
          </table:table-cell>
          <table:table-cell office:value-type="float" office:value="0.000009202759257324" calcext:value-type="float">
            <text:p>0.0000092</text:p>
          </table:table-cell>
          <table:table-cell office:value-type="float" office:value="12.5296036021181" calcext:value-type="float">
            <text:p>12.52960</text:p>
          </table:table-cell>
          <table:table-cell office:value-type="float" office:value="0.911365523233928" calcext:value-type="float">
            <text:p>0.9113655</text:p>
          </table:table-cell>
          <table:table-cell office:value-type="float" office:value="0.0000032777508489632" calcext:value-type="float">
            <text:p>0.0000033</text:p>
          </table:table-cell>
          <table:table-cell office:value-type="float" office:value="20.0630272731773" calcext:value-type="float">
            <text:p>20.06303</text:p>
          </table:table-cell>
        </table:table-row>
        <table:table-row table:style-name="ro1">
          <table:table-cell office:value-type="string" calcext:value-type="string">
            <text:p>20 (10<text:span text:style-name="T1">6</text:span> MCS)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-1.74513763782261" calcext:value-type="float">
            <text:p>-1.74513763782261</text:p>
          </table:table-cell>
          <table:table-cell table:style-name="ce1" office:value-type="float" office:value="0.000500123520724645" calcext:value-type="float">
            <text:p>0.000500123520724645</text:p>
          </table:table-cell>
          <table:table-cell table:style-name="Default" office:value-type="float" office:value="11.8385410685661" calcext:value-type="float">
            <text:p>11.8385410685661</text:p>
          </table:table-cell>
          <table:table-cell table:style-name="Default" office:value-type="float" office:value="0.910973905839391" calcext:value-type="float">
            <text:p>0.910973905839391</text:p>
          </table:table-cell>
          <table:table-cell table:style-name="Default" office:value-type="float" office:value="0.000454799701326869" calcext:value-type="float">
            <text:p>0.000454799701326869</text:p>
          </table:table-cell>
          <table:table-cell table:style-name="Default" office:value-type="float" office:value="14.2446440390805" calcext:value-type="float">
            <text:p>14.2446440390805</text:p>
          </table:table-cell>
        </table:table-row>
        <table:table-row table:style-name="ro1">
          <table:table-cell table:style-name="Default"/>
          <table:table-cell/>
          <table:table-cell table:style-name="ce1" table:number-columns-repeated="3"/>
          <table:table-cell table:style-name="Default" table:number-columns-repeated="3"/>
        </table:table-row>
        <table:table-row table:style-name="ro1">
          <table:table-cell table:style-name="ce4" office:value-type="string" calcext:value-type="string">
            <text:p>In all cases the random seed used was 3333</text:p>
          </table:table-cell>
          <table:table-cell/>
          <table:table-cell table:style-name="ce1"/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0" number:min-decimal-places="0" number:min-integer-digits="1" number:grouping="true"/>
      <number:text> </number:text>
      <number:currency-symbol number:rfc-language-tag="es-ES-u-co-trad" number:language="es" number:country="ES">₧</number:currency-symbol>
    </number:currency-style>
    <number:currency-style style:name="N112">
      <number:text>-</number:text>
      <number:number number:decimal-places="0" number:min-decimal-places="0" number:min-integer-digits="1" number:grouping="true"/>
      <number:text> </number:text>
      <number:currency-symbol number:rfc-language-tag="es-ES-u-co-trad" number:language="es" number:country="ES">₧</number:currency-symbol>
      <style:map style:condition="value()&gt;=0" style:apply-style-name="N112P0"/>
    </number:currency-style>
    <number:currency-style style:name="N113P0" style:volatile="true">
      <number:number number:decimal-places="0" number:min-decimal-places="0" number:min-integer-digits="1" number:grouping="true"/>
      <number:text> </number:text>
      <number:currency-symbol number:rfc-language-tag="es-ES-u-co-trad" number:language="es" number:country="ES">₧</number:currency-symbol>
    </number:currency-style>
    <number:currency-style style:name="N11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rfc-language-tag="es-ES-u-co-trad" number:language="es" number:country="ES">₧</number:currency-symbol>
      <style:map style:condition="value()&gt;=0" style:apply-style-name="N113P0"/>
    </number:currency-style>
    <number:number-style style:name="N114">
      <number:number number:decimal-places="1" number:min-decimal-places="1" number:min-integer-digits="1"/>
    </number:number-style>
    <number:number-style style:name="N115">
      <number:number number:decimal-places="3" number:min-decimal-places="3" number:min-integer-digits="1" number:grouping="true"/>
    </number:number-style>
    <number:number-style style:name="N116">
      <number:number number:decimal-places="4" number:min-decimal-places="4" number:min-integer-digits="1" number:grouping="true"/>
    </number:number-style>
    <number:number-style style:name="N117">
      <number:number number:decimal-places="5" number:min-decimal-places="5" number:min-integer-digits="1" number:grouping="true"/>
    </number:number-style>
    <number:number-style style:name="N118">
      <number:number number:decimal-places="6" number:min-decimal-places="6" number:min-integer-digits="1" number:grouping="true"/>
    </number:number-style>
    <number:number-style style:name="N119">
      <number:number number:decimal-places="7" number:min-decimal-places="7" number:min-integer-digits="1" number:grouping="true"/>
    </number:number-style>
    <number:number-style style:name="N120">
      <number:number number:decimal-places="12" number:min-decimal-places="12" number:min-integer-digits="1"/>
    </number:number-style>
    <number:number-style style:name="N121">
      <number:number number:decimal-places="11" number:min-decimal-places="11" number:min-integer-digits="1"/>
    </number:number-style>
    <number:number-style style:name="N122">
      <number:number number:decimal-places="10" number:min-decimal-places="10" number:min-integer-digits="1"/>
    </number:number-style>
    <number:number-style style:name="N123">
      <number:number number:decimal-places="9" number:min-decimal-places="9" number:min-integer-digits="1"/>
    </number:number-style>
    <number:number-style style:name="N124">
      <number:number number:decimal-places="8" number:min-decimal-places="8" number:min-integer-digits="1"/>
    </number:number-style>
    <number:number-style style:name="N125">
      <number:number number:decimal-places="7" number:min-decimal-places="7" number:min-integer-digits="1"/>
    </number:number-style>
    <number:number-style style:name="N126">
      <number:number number:decimal-places="6" number:min-decimal-places="6" number:min-integer-digits="1"/>
    </number:number-style>
    <number:number-style style:name="N127">
      <number:number number:decimal-places="5" number:min-decimal-places="5" number:min-integer-digits="1"/>
    </number:number-style>
    <number:currency-style style:name="N10112P0" style:volatile="true" number:language="en" number:country="GB">
      <number:number number:decimal-places="2" number:min-decimal-places="2" number:min-integer-digits="1" number:grouping="true"/>
      <number:text> </number:text>
      <number:currency-symbol number:language="en" number:country="GB">€</number:currency-symbol>
    </number:currency-style>
    <number:currency-style style:name="N10112" number:language="en" number:country="GB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n" number:country="GB">€</number:currency-symbol>
      <style:map style:condition="value()&gt;=0" style:apply-style-name="N10112P0"/>
    </number:currency-style>
    <number:currency-style style:name="N10114P0" style:volatile="true" number:language="en" number:country="GB">
      <number:number number:decimal-places="1" number:min-decimal-places="1" number:min-integer-digits="1" number:grouping="true"/>
      <number:text> </number:text>
      <number:currency-symbol number:language="en" number:country="GB">€</number:currency-symbol>
    </number:currency-style>
    <number:currency-style style:name="N10114" number:language="en" number:country="GB">
      <style:text-properties fo:color="#ff0000"/>
      <number:text>-</number:text>
      <number:number number:decimal-places="1" number:min-decimal-places="1" number:min-integer-digits="1" number:grouping="true"/>
      <number:text> </number:text>
      <number:currency-symbol number:language="en" number:country="GB">€</number:currency-symbol>
      <style:map style:condition="value()&gt;=0" style:apply-style-name="N10114P0"/>
    </number:currency-style>
    <number:currency-style style:name="N10116P0" style:volatile="true" number:language="en" number:country="GB">
      <number:number number:decimal-places="0" number:min-decimal-places="0" number:min-integer-digits="1" number:grouping="true"/>
      <number:text> </number:text>
      <number:currency-symbol number:language="en" number:country="GB">€</number:currency-symbol>
    </number:currency-style>
    <number:currency-style style:name="N10116" number:language="en" number:country="GB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n" number:country="GB">€</number:currency-symbol>
      <style:map style:condition="value()&gt;=0" style:apply-style-name="N10116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02T11:32:35.265000000</dc:date>
    <meta:editing-duration>PT17H38M39S</meta:editing-duration>
    <meta:editing-cycles>6</meta:editing-cycles>
    <meta:generator>LibreOffice/7.4.3.2$Windows_X86_64 LibreOffice_project/1048a8393ae2eeec98dff31b5c133c5f1d08b890</meta:generator>
    <meta:document-statistic meta:table-count="1" meta:cell-count="96" meta:object-count="0"/>
  </office:meta>
</office:document-meta>
</file>